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4000003001170158A8AF1528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134cm"/>
    </style:style>
    <style:style style:name="pr2" style:family="presentation" style:parent-style-name="Default-subtitle">
      <style:graphic-properties draw:fill-color="#ffffff" draw:auto-grow-height="true" fo:min-height="1.59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99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4" style:family="paragraph">
      <loext:graphic-properties draw:fill-color="#ffffff"/>
    </style:style>
    <style:style style:name="T1" style:family="text">
      <style:text-properties fo:color="#ffff99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99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99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99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7.432cm" svg:height="2.287cm" svg:x="0.254cm" svg:y="-0.076cm" presentation:class="title" presentation:user-transformed="true">
          <draw:text-box>
            <text:p text:style-name="P1"><text:span text:style-name="T1">Open Science, Open Data, Open Source</text:span><text:span text:style-name="T2"><text:line-break/></text:span><text:span text:style-name="T3">21st century research skills for the life sciences</text:span></text:p>
          </draw:text-box>
        </draw:frame>
        <draw:frame presentation:style-name="pr2" draw:text-style-name="P3" draw:layer="layout" svg:width="25.199cm" svg:height="1.599cm" svg:x="1.016cm" svg:y="19.343cm" presentation:class="subtitle" presentation:user-transformed="true">
          <draw:text-box>
            <text:p text:style-name="P2"><text:span text:style-name="T4">Pedro L. Fernandes <text:s text:c="23"/>Rutger A. V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84000003001170158A8AF1528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ro L. Fernandes</meta:initial-creator>
    <meta:creation-date>2017-10-15T12:10:18.883145565</meta:creation-date>
    <dc:date>2017-10-15T12:19:55.268965964</dc:date>
    <dc:creator>Pedro L. Fernandes</dc:creator>
    <meta:editing-duration>PT9M36S</meta:editing-duration>
    <meta:editing-cycles>1</meta:editing-cycles>
    <meta:generator>LibreOffice/5.1.6.2$Linux_X86_64 LibreOffice_project/10m0$Build-2</meta:generator>
    <meta:document-statistic meta:object-count="25"/>
  </office:meta>
</office:document-meta>
</file>